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fo:color="#c0c0c0" style:text-underline-style="none"/>
    </style:style>
    <style:style style:name="P3" style:family="paragraph" style:parent-style-name="Standard" style:list-style-name="L1">
      <style:text-properties fo:color="#808080"/>
    </style:style>
    <style:style style:name="P4" style:family="paragraph" style:parent-style-name="Standard" style:list-style-name="L1">
      <style:text-properties fo:color="#808080" style:text-underline-style="none"/>
    </style:style>
    <style:style style:name="P5" style:family="paragraph" style:parent-style-name="Standard" style:list-style-name="L1">
      <style:text-properties fo:color="#c0c0c0" style:text-underline-style="none"/>
    </style:style>
    <style:style style:name="P6" style:family="paragraph" style:parent-style-name="Standard" style:list-style-name="L1">
      <style:text-properties fo:color="#000000" style:text-underline-styl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n Critical Problems that need to be resolved before release </text:p>
      <text:p text:style-name="Standard"/>
      <text:p text:style-name="Standard"/>
      <text:list xml:id="list32660836" text:style-name="L1">
        <text:list-item>
          <text:p text:style-name="P3">During headsup play, positions and Indents not correctly displayed in datagrid.- solved</text:p>
        </text:list-item>
        <text:list-item>
          <text:p text:style-name="P3">When filtering for a player, exclude all hands where he was inactive even with a fold to a raise</text:p>
        </text:list-item>
        <text:list-item>
          <text:p text:style-name="P3">Can't read registry entries for users without administrative rights. This affects <text:span text:style-name="T1">Database Settings Form </text:span>and Connect <text:span text:style-name="T1">Poker Office Form</text:span><text:span text:style-name="T2"> - solved</text:span></text:p>
        </text:list-item>
        <text:list-item>
          <text:p text:style-name="P4">give error message when user didn't install InnoDB table engine during MySql configuration</text:p>
        </text:list-item>
        <text:list-item>
          <text:p text:style-name="P4">In windows classic theme 100% is shown as 100... in Preflop Livestats – solved</text:p>
        </text:list-item>
        <text:list-item>
          <text:p text:style-name="P5">If <text:s/>the user chooses Programm Files directory as HandHistory Directory, the File Watcher will try to read the logfile . A remedy could be to explicitly tell the watcher to ignore files starting with”logfile”. - remedied since logfile is now in application window - solved</text:p>
        </text:list-item>
        <text:list-item>
          <text:p text:style-name="P6">Currently it looks horrible with a 120dpi setting. This will be remedied once we move to wpf.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8-27T12:55:38.65</dc:date>
    <dc:creator>Thorsten Lorenz</dc:creator>
    <meta:generator>OpenOffice.org/3.0$Win32 OpenOffice.org_project/300m15$Build-9379</meta:generator>
    <meta:editing-duration>PT00H22M34S</meta:editing-duration>
    <meta:editing-cycles>10</meta:editing-cycles>
    <meta:document-statistic meta:table-count="0" meta:image-count="0" meta:object-count="0" meta:page-count="1" meta:paragraph-count="8" meta:word-count="158" meta:character-count="927"/>
  </office:meta>
</office:document-meta>
</file>